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ffffff" loext:opacity="100%" officeooo:rsid="00065248" officeooo:paragraph-rsid="00065248"/>
    </style:style>
    <style:style style:name="P2" style:family="paragraph" style:parent-style-name="Standard">
      <style:text-properties fo:color="#ffffff" loext:opacity="100%" officeooo:rsid="0007f38f" officeooo:paragraph-rsid="0007f38f"/>
    </style:style>
    <style:style style:name="P3" style:family="paragraph" style:parent-style-name="Standard">
      <style:text-properties fo:color="#ffffff" loext:opacity="100%" officeooo:rsid="00092bdf" officeooo:paragraph-rsid="000e3c2d"/>
    </style:style>
    <style:style style:name="P4" style:family="paragraph" style:parent-style-name="Standard">
      <style:text-properties fo:color="#ffffff" loext:opacity="100%" officeooo:rsid="000ae3d3" officeooo:paragraph-rsid="000ae3d3"/>
    </style:style>
    <style:style style:name="P5" style:family="paragraph" style:parent-style-name="Standard">
      <style:text-properties fo:color="#ffffff" loext:opacity="100%" officeooo:rsid="000c3590" officeooo:paragraph-rsid="000c3590"/>
    </style:style>
    <style:style style:name="P6" style:family="paragraph" style:parent-style-name="Standard">
      <style:text-properties fo:color="#ffffff" loext:opacity="100%" officeooo:rsid="000f4347" officeooo:paragraph-rsid="000f4347"/>
    </style:style>
    <style:style style:name="P7" style:family="paragraph" style:parent-style-name="Standard">
      <style:text-properties fo:color="#ffffff" loext:opacity="100%" officeooo:rsid="0010ea84" officeooo:paragraph-rsid="0010ea84"/>
    </style:style>
    <style:style style:name="P8" style:family="paragraph" style:parent-style-name="Standard">
      <style:text-properties fo:color="#ffffff" loext:opacity="100%" officeooo:rsid="00157dd9" officeooo:paragraph-rsid="00157dd9"/>
    </style:style>
    <style:style style:name="P9" style:family="paragraph" style:parent-style-name="Standard">
      <style:text-properties fo:color="#ffffff" loext:opacity="100%" officeooo:rsid="001b871e" officeooo:paragraph-rsid="001b871e"/>
    </style:style>
    <style:style style:name="P10" style:family="paragraph" style:parent-style-name="Standard">
      <style:text-properties fo:color="#ffffff" loext:opacity="100%" officeooo:rsid="001baf56" officeooo:paragraph-rsid="001baf56"/>
    </style:style>
    <style:style style:name="P11" style:family="paragraph" style:parent-style-name="Standard">
      <style:text-properties fo:color="#ffffff" loext:opacity="100%" officeooo:rsid="001eb3cd" officeooo:paragraph-rsid="001eb3cd"/>
    </style:style>
    <style:style style:name="P12" style:family="paragraph" style:parent-style-name="Standard">
      <style:text-properties fo:color="#ffffff" loext:opacity="100%" officeooo:rsid="001ed15e" officeooo:paragraph-rsid="001ed15e"/>
    </style:style>
    <style:style style:name="P13" style:family="paragraph" style:parent-style-name="Standard">
      <style:text-properties fo:color="#ffffff" loext:opacity="100%" officeooo:rsid="002054ce" officeooo:paragraph-rsid="002054ce"/>
    </style:style>
    <style:style style:name="P14" style:family="paragraph" style:parent-style-name="Standard">
      <style:text-properties fo:color="#ffffff" loext:opacity="100%" officeooo:rsid="00208f4b" officeooo:paragraph-rsid="00208f4b"/>
    </style:style>
    <style:style style:name="P15" style:family="paragraph" style:parent-style-name="Standard" style:list-style-name="L1">
      <style:text-properties fo:color="#c9211e" loext:opacity="100%" officeooo:paragraph-rsid="000f4347"/>
    </style:style>
    <style:style style:name="P16" style:family="paragraph" style:parent-style-name="Standard" style:list-style-name="L1">
      <style:text-properties fo:color="#c9211e" loext:opacity="100%" officeooo:rsid="000f4347" officeooo:paragraph-rsid="0010ea84"/>
    </style:style>
    <style:style style:name="P17" style:family="paragraph" style:parent-style-name="Standard" style:list-style-name="L1">
      <style:text-properties fo:color="#ffffff" loext:opacity="100%" officeooo:rsid="000f4347" officeooo:paragraph-rsid="0010ea84"/>
    </style:style>
    <style:style style:name="P18" style:family="paragraph" style:parent-style-name="Standard" style:list-style-name="L2">
      <style:text-properties fo:color="#ffffff" loext:opacity="100%" officeooo:rsid="0010ea84" officeooo:paragraph-rsid="0010ea84"/>
    </style:style>
    <style:style style:name="P19" style:family="paragraph" style:parent-style-name="Standard">
      <style:text-properties fo:color="#ffffff" loext:opacity="100%" officeooo:rsid="003ffac1" officeooo:paragraph-rsid="003ffac1"/>
    </style:style>
    <style:style style:name="P20" style:family="paragraph" style:parent-style-name="Standard">
      <style:text-properties fo:color="#ffffff" loext:opacity="100%" officeooo:rsid="00407c97" officeooo:paragraph-rsid="00407c97"/>
    </style:style>
    <style:style style:name="P21" style:family="paragraph" style:parent-style-name="Standard">
      <style:text-properties fo:color="#ffffff" loext:opacity="100%" officeooo:rsid="00208f4b" officeooo:paragraph-rsid="00208f4b"/>
    </style:style>
    <style:style style:name="P22" style:family="paragraph" style:parent-style-name="Standard">
      <style:text-properties fo:color="#ffffff" loext:opacity="100%" officeooo:rsid="00451adb" officeooo:paragraph-rsid="00451adb"/>
    </style:style>
    <style:style style:name="P23" style:family="paragraph" style:parent-style-name="Standard">
      <style:text-properties officeooo:paragraph-rsid="00418bb7"/>
    </style:style>
    <style:style style:name="P24" style:family="paragraph" style:parent-style-name="Standard">
      <style:text-properties officeooo:rsid="00418bb7" officeooo:paragraph-rsid="00418bb7"/>
    </style:style>
    <style:style style:name="P25" style:family="paragraph" style:parent-style-name="Standard">
      <style:text-properties officeooo:rsid="0042484e" officeooo:paragraph-rsid="0042484e"/>
    </style:style>
    <style:style style:name="P26" style:family="paragraph" style:parent-style-name="Standard">
      <style:text-properties officeooo:rsid="0042a7eb" officeooo:paragraph-rsid="0042a7eb"/>
    </style:style>
    <style:style style:name="P27" style:family="paragraph" style:parent-style-name="Standard">
      <style:text-properties officeooo:rsid="0042a7eb" officeooo:paragraph-rsid="00434a32"/>
    </style:style>
    <style:style style:name="P28" style:family="paragraph" style:parent-style-name="Standard">
      <style:text-properties officeooo:rsid="0042a7eb" officeooo:paragraph-rsid="0046702c"/>
    </style:style>
    <style:style style:name="P29" style:family="paragraph" style:parent-style-name="Standard">
      <style:text-properties officeooo:paragraph-rsid="00434a32"/>
    </style:style>
    <style:style style:name="P30" style:family="paragraph" style:parent-style-name="Standard">
      <style:text-properties officeooo:rsid="00434a32" officeooo:paragraph-rsid="00434a32"/>
    </style:style>
    <style:style style:name="P31" style:family="paragraph" style:parent-style-name="Standard">
      <style:text-properties officeooo:rsid="00434a32" officeooo:paragraph-rsid="0046702c"/>
    </style:style>
    <style:style style:name="P32" style:family="paragraph" style:parent-style-name="Standard">
      <style:text-properties officeooo:rsid="00439099" officeooo:paragraph-rsid="00439099"/>
    </style:style>
    <style:style style:name="P33" style:family="paragraph" style:parent-style-name="Standard">
      <style:text-properties officeooo:rsid="0046702c" officeooo:paragraph-rsid="0046702c"/>
    </style:style>
    <style:style style:name="P34" style:family="paragraph" style:parent-style-name="Standard">
      <style:text-properties officeooo:rsid="00470301" officeooo:paragraph-rsid="00470301"/>
    </style:style>
    <style:style style:name="P35" style:family="paragraph" style:parent-style-name="Standard">
      <style:text-properties officeooo:rsid="0048b5f7" officeooo:paragraph-rsid="0048b5f7"/>
    </style:style>
    <style:style style:name="T1" style:family="text">
      <style:text-properties officeooo:rsid="00092bdf"/>
    </style:style>
    <style:style style:name="T2" style:family="text">
      <style:text-properties officeooo:rsid="000c3590"/>
    </style:style>
    <style:style style:name="T3" style:family="text">
      <style:text-properties officeooo:rsid="000dd00e"/>
    </style:style>
    <style:style style:name="T4" style:family="text">
      <style:text-properties officeooo:rsid="000e3c2d"/>
    </style:style>
    <style:style style:name="T5" style:family="text">
      <style:text-properties officeooo:rsid="000ee987"/>
    </style:style>
    <style:style style:name="T6" style:family="text">
      <style:text-properties fo:color="#ffffff" loext:opacity="100%"/>
    </style:style>
    <style:style style:name="T7" style:family="text">
      <style:text-properties fo:color="#ffffff" loext:opacity="100%" officeooo:rsid="000f4347"/>
    </style:style>
    <style:style style:name="T8" style:family="text">
      <style:text-properties fo:color="#ffffff" loext:opacity="100%" officeooo:rsid="00125b94"/>
    </style:style>
    <style:style style:name="T9" style:family="text">
      <style:text-properties fo:color="#ffffff" loext:opacity="100%" officeooo:rsid="00407c97"/>
    </style:style>
    <style:style style:name="T10" style:family="text">
      <style:text-properties fo:color="#ffffff" loext:opacity="100%" officeooo:rsid="00418bb7"/>
    </style:style>
    <style:style style:name="T11" style:family="text">
      <style:text-properties fo:color="#ffffff" loext:opacity="100%" officeooo:rsid="0042484e"/>
    </style:style>
    <style:style style:name="T12" style:family="text">
      <style:text-properties fo:color="#ffffff" loext:opacity="100%" officeooo:rsid="00434a32"/>
    </style:style>
    <style:style style:name="T13" style:family="text">
      <style:text-properties fo:color="#ffffff" loext:opacity="100%" officeooo:rsid="00439099"/>
    </style:style>
    <style:style style:name="T14" style:family="text">
      <style:text-properties fo:color="#ffffff" loext:opacity="100%" officeooo:rsid="00451adb"/>
    </style:style>
    <style:style style:name="T15" style:family="text">
      <style:text-properties fo:color="#ffffff" loext:opacity="100%" officeooo:rsid="0045ff89"/>
    </style:style>
    <style:style style:name="T16" style:family="text">
      <style:text-properties fo:color="#ffffff" loext:opacity="100%" officeooo:rsid="0046702c"/>
    </style:style>
    <style:style style:name="T17" style:family="text">
      <style:text-properties fo:color="#ffffff" loext:opacity="100%" officeooo:rsid="0048b5f7"/>
    </style:style>
    <style:style style:name="T18" style:family="text">
      <style:text-properties officeooo:rsid="00171463"/>
    </style:style>
    <style:style style:name="T19" style:family="text">
      <style:text-properties officeooo:rsid="001c90a8"/>
    </style:style>
    <style:style style:name="T20" style:family="text">
      <style:text-properties officeooo:rsid="001d05cd"/>
    </style:style>
    <style:style style:name="T21" style:family="text">
      <style:text-properties officeooo:rsid="001eb3cd"/>
    </style:style>
    <style:style style:name="T22" style:family="text">
      <style:text-properties officeooo:rsid="001ed15e"/>
    </style:style>
    <style:style style:name="T23" style:family="text">
      <style:text-properties officeooo:rsid="002054ce"/>
    </style:style>
    <style:style style:name="T24" style:family="text">
      <style:text-properties officeooo:rsid="00208f4b"/>
    </style:style>
    <style:style style:name="T25" style:family="text">
      <style:text-properties officeooo:rsid="003e4d4c"/>
    </style:style>
    <style:style style:name="T26" style:family="text">
      <style:text-properties officeooo:rsid="00407c97"/>
    </style:style>
    <style:style style:name="T27" style:family="text">
      <style:text-properties officeooo:rsid="00439b1d"/>
    </style:style>
    <style:style style:name="T28" style:family="text">
      <style:text-properties officeooo:rsid="0045eb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ventory system slot based </text:p>
      <text:p text:style-name="P1">there are 4 item types </text:p>
      <text:p text:style-name="P1">large items – can only be held in hands or in a specific mount</text:p>
      <text:p text:style-name="P1">medium items – bulky items can fit into large inventory slots only</text:p>
      <text:p text:style-name="P1">small items – can fit into small slots or 5 to a large slot</text:p>
      <text:p text:style-name="P1">data – non physical items that require physical medium or space on an implant to carry</text:p>
      <text:p text:style-name="P1"/>
      <text:p text:style-name="P2">Small slots are things like paints pockets small <text:span text:style-name="T1">cases. Medium items can be carried in things like backpacks and depending on the item large pockets.</text:span></text:p>
      <text:p text:style-name="P2"/>
      <text:p text:style-name="P3">Equipment <text:s/>– all characters have 3 armor slots (paints, boots, and shirt) and 2 utility slots(waist and back) in addition solarin can equip specific items to their tails and corvid depending on body type cant equip anything to their arms. Rings can contain data storage <text:span text:style-name="T4">or stim injectors</text:span>. <text:span text:style-name="T2">the wrist equipment slot allows for expansion of capacity for arm augments like chem throwers or </text:span><text:span text:style-name="T3">separate mods like recoil reduction modals. </text:span><text:span text:style-name="T4">Most </text:span>characters<text:span text:style-name="T4"> have two hand slots that can contain any movable item corvid can have 3 (fliers can use their feet as hands, either types can use their beaks but will take a handling penalty)</text:span></text:p>
      <text:p text:style-name="P3"/>
      <text:p text:style-name="P4">Augments – these are implants or body modifications there are tw<text:span text:style-name="T5">o</text:span> classes enhancement and combat. </text:p>
      <text:p text:style-name="P4"/>
      <text:p text:style-name="P4">Enhancement implants are generally implanted in the head, back, <text:span text:style-name="T5">or chest</text:span> however civilian grade limb replacements also fall into this classification. These only serve to either temporally or permanently increase a users stats.</text:p>
      <text:p text:style-name="P5">ex. of an internal implant of this type is a neural coproccessor (as long as functional it would allow int increase as well as allow you to hold data directly in your head).</text:p>
      <text:p text:style-name="P5">ex. could also include a modified chem thrower to dispense bio-paste </text:p>
      <text:p text:style-name="P5"/>
      <text:p text:style-name="P5">Combat implants are most commonly implanted in the arms or legs. The effects can range widely from retractable blades to micro ordinance and chem throwers. </text:p>
      <text:p text:style-name="P5">Ex. leg augment that allows the user to drop mines or listening devices without being noticed </text:p>
      <text:p text:style-name="P5"/>
      <text:p text:style-name="P6">healing. </text:p>
      <text:p text:style-name="P6">In combat </text:p>
      <text:list xml:id="list3014525964" text:style-name="L1">
        <text:list-item>
          <text:p text:style-name="P15"><text:span text:style-name="T7">painkiller injectors </text:span><text:span text:style-name="T8">– </text:span><text:span text:style-name="T7">can be implants restores a set </text:span><text:span text:style-name="T13">percent</text:span><text:span text:style-name="T7">age of lost health makes bleeding effects slightly worse wares off after an arbitrary amount of time</text:span><text:span text:style-name="T8">(temporary health is removed on any rest)</text:span></text:p>
        </text:list-item>
        <text:list-item>
          <text:p text:style-name="P15"><text:span text:style-name="T7">med-kits </text:span><text:span text:style-name="T8">– </text:span><text:span text:style-name="T7">stops bleeding and adds a small amount of health back from the specific wound</text:span><text:span text:style-name="T13">(s) of the limb</text:span><text:span text:style-name="T7"> it was used on </text:span><text:span text:style-name="T8">(restores full health on long rest if used out of combat)</text:span></text:p>
        </text:list-item>
        <text:list-item>
          <text:p text:style-name="P16"><text:span text:style-name="T6">bio-paste </text:span><text:span text:style-name="T8">(should be rare)</text:span><text:span text:style-name="T6">– bonus action stops bleeding and restores 10% of damage from specific wound damage per turn </text:span><text:span text:style-name="T8">(cap 5 turns)</text:span><text:span text:style-name="T6"> and has a chance to revere poison effects from the specific wound each turn </text:span><text:span text:style-name="T8">it effects</text:span><text:span text:style-name="T6"> </text:span><text:span text:style-name="T8">(if used outside combat it heals 70% damage from a specific wound and has a 35% chance to reverse poison/venom effects if a</text:span><text:span text:style-name="T13">ppl</text:span><text:span text:style-name="T8">ied to the wound that inflicted them.)</text:span></text:p>
          <text:p text:style-name="P17"><text:s/></text:p>
        </text:list-item>
      </text:list>
      <text:p text:style-name="P7">out of combat use only</text:p>
      <text:list xml:id="list3869134622" text:style-name="L2">
        <text:list-item>
          <text:p text:style-name="P18">re-generators – large machines that heal wounds good as new users can even choose if they scar (an amount of luck must be used if there is a lack of medical data on the entity placed inside)</text:p>
        </text:list-item>
      </text:list>
      <text:p text:style-name="P7"/>
      <text:p text:style-name="P7"/>
      <text:p text:style-name="P8"><text:soft-page-break/>will – willpower this has different effects for PCs and NPCs</text:p>
      <text:p text:style-name="P8">NPC – sentient <text:span text:style-name="T1">characters</text:span> will become more open to suggestion at lower will levels however all NPCS will invert their behavior at 0 those that try to run will fight to the death and those that are aggressive will try to run.</text:p>
      <text:p text:style-name="P8"/>
      <text:p text:style-name="P8">PC – low will lower<text:span text:style-name="T18">s</text:span> effective charisma. When will reaches 0 a dice must be rolled at the beginning of their turn (threshold and die to be chosen by the <text:span text:style-name="T27">G</text:span>M, <text:span text:style-name="T18">factors to be considered: health, how many enemies are around, and will going into the encounter</text:span>) if they roll low their <text:span text:style-name="T1">character</text:span> will use their turn attempting to leave combat unless another nearby PC with high will rolls a charisma check to cheer them on (this <text:span text:style-name="T18">does not </text:span>increase will). If will drains to a negative of its max value without the PC d<text:span text:style-name="T18">y</text:span>ing <text:span text:style-name="T18">skip their turn until the end of combat.</text:span></text:p>
      <text:p text:style-name="P8"/>
      <text:p text:style-name="P9">Combat systems</text:p>
      <text:p text:style-name="P9">there are <text:span text:style-name="T25">2 </text:span>types of combat individual, ship</text:p>
      <text:p text:style-name="P9"/>
      <text:p text:style-name="P10">individual combat starts by determining turn order this is done in two ways direct combat and ambush combat.</text:p>
      <text:p text:style-name="P10">Ambush combat – each member of the attacking party roll 1d<text:span text:style-name="T19">18 </text:span>to determine turn order any matching rolls can either be resolved by player choice or by the matching players rolling against each other. <text:span text:style-name="T19">If the attackers are NPCs after the first turn of combat players are allowed to in no particular order either ‘dive for cover’ if there is something within 2 spaces (10ft) or ‘hit the deck’ </text:span><text:span text:style-name="T20">(</text:span><text:span text:style-name="T19">go prone</text:span><text:span text:style-name="T20">)</text:span><text:span text:style-name="T19">. </text:span><text:span text:style-name="T20">After the attackers turn order ends the other side </text:span><text:span text:style-name="T21">or ‘defenders’</text:span><text:span text:style-name="T20"> roll 1d18 each the GM can decide weather to weave the ‘defenders’ turn order into the established rolls from before or block them together.</text:span></text:p>
      <text:p text:style-name="P11">Direct combat – every combatant rolls 1d22 if an NPC and PC roll the same the NPC always concedes the turn to the PC. if multiple NPCs (more than 2) roll the same turn the GM may re roll them. <text:span text:style-name="T22">If multiple PCs roll the same turn they may either decide a sub order themselves or roll against each other.</text:span></text:p>
      <text:p text:style-name="P12">Optional rule PC rolls 22 on turn placement this would ordinarily put them on the end of the turn order <text:span text:style-name="T23">but they will be allowed to either re-roll or pick a number between 10 and 20 to use instead.</text:span></text:p>
      <text:p text:style-name="P13">Combat than proceeds with combatants being able to move attack <text:span text:style-name="T24">and use quick actions on their turn.</text:span></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Ship combat </text:p>
      <text:p text:style-name="P19">if the players are jumping into combat the GM may choose if opponent has advantage thus goes first. Otherwise player ship will have its turn order first. </text:p>
      <text:p text:style-name="P19">In a ships turn each <text:span text:style-name="T26">station may make an action and some have bonus actions. If a player changes stations that will take their main action away. </text:span></text:p>
      <text:p text:style-name="P22">Escaping combat if they just exited hyperspace the exit point is 1 turns travel away. <text:span text:style-name="T28">If they are blockaded in a station they can choose to resend a docking request as long as they did not fire but this will skip their turn and is not guaranteed to be accepted. If they are more than 2 turns into combat and decide to flee they will be 1d6 away from the jump they exited if it has been more than 5 rounds they will be 4d4 from the nearest jump point. </text:span></text:p>
      <text:p text:style-name="P19"/>
      <text:p text:style-name="P20">Stations</text:p>
      <text:p text:style-name="P23"><text:span text:style-name="T16">1</text:span><text:span text:style-name="T9">Helm </text:span><text:span text:style-name="T10">actions</text:span></text:p>
      <text:p text:style-name="P23"><text:span text:style-name="T10">main evasive maneuvering – dodge chance for in flight weapons fire </text:span><text:span text:style-name="T12">(if used after Ram will abort last second. </text:span><text:span text:style-name="T15">Also if ram and evade are used in the same ship turn you will not gain any of the benefits of ram.</text:span><text:span text:style-name="T12">)</text:span></text:p>
      <text:p text:style-name="P29"><text:span text:style-name="T10">main ready to evade – dodge chance for weapons fire on next turn</text:span></text:p>
      <text:p text:style-name="P30"><text:span text:style-name="T10">Main ramming speed – next turn weapons and shu</text:span><text:span text:style-name="T14">tt</text:span><text:span text:style-name="T10">les will have no travel time </text:span><text:span text:style-name="T14">to the enemy.</text:span></text:p>
      <text:p text:style-name="P23"><text:span text:style-name="T10">Bonus plot course – can be used to turn the ship in the direction of a nearby jump point or station, or if they are at a jump point or station can be used to escape combat</text:span></text:p>
      <text:p text:style-name="P24"><text:span text:style-name="T6"/></text:p>
      <text:p text:style-name="P24"><text:span text:style-name="T16">2</text:span><text:span text:style-name="T6">engineering actions </text:span></text:p>
      <text:p text:style-name="P24"><text:span text:style-name="T11">M</text:span><text:span text:style-name="T6">ain repair engines – </text:span><text:span text:style-name="T11">repairs 1 point of damage on the engine systems.</text:span></text:p>
      <text:p text:style-name="P25"><text:span text:style-name="T11">M</text:span><text:span text:style-name="T6">ain repair reactor – repairs 1 point of damage to the reactor (a damaged reactor produces less power each turn)</text:span></text:p>
      <text:p text:style-name="P25"><text:span text:style-name="T6">Main boost engines – next helm action gains +2 advantage (must have 1 power available)</text:span></text:p>
      <text:p text:style-name="P25"><text:span text:style-name="T6">bonus “</text:span><text:span text:style-name="T14">give it all shes got”</text:span><text:span text:style-name="T6"> (once per combat) – shunt power directly to a system allowing it </text:span><text:span text:style-name="T14">to take two turns</text:span><text:span text:style-name="T6">(empty buffer and damage the reactor 2 points after your </text:span><text:span text:style-name="T14">ships</text:span><text:span text:style-name="T6"> turn).</text:span></text:p>
      <text:p text:style-name="P25"><text:span text:style-name="T6"/></text:p>
      <text:p text:style-name="P26"><text:span text:style-name="T16">3</text:span><text:span text:style-name="T6">Security actions</text:span></text:p>
      <text:p text:style-name="P26"><text:span text:style-name="T6">main vent air – seals a specific system and vents the air into space damaging any friendly or enemies in that system </text:span><text:span text:style-name="T14">as well as</text:span><text:span text:style-name="T6"> putting out fires.</text:span></text:p>
      <text:p text:style-name="P27"><text:span text:style-name="T6">Main lock down (toggle) – seals all doors on the ship restricting movement or unlocks them to allow</text:span></text:p>
      <text:p text:style-name="P27"><text:span text:style-name="T6">crew movement.</text:span></text:p>
      <text:p text:style-name="P26"><text:span text:style-name="T6">bonus mid ship station – moving to a new station uses bonus action of this and next turn.</text:span></text:p>
      <text:p text:style-name="P30"><text:span text:style-name="T13"/></text:p>
      <text:p text:style-name="P30"><text:span text:style-name="T16">4</text:span><text:span text:style-name="T13">Weapons.</text:span></text:p>
      <text:p text:style-name="P32"><text:span text:style-name="T13">M</text:span><text:span text:style-name="T6">ain </text:span><text:span text:style-name="T14">stow/ready – retract </text:span><text:span text:style-name="T15">or deploy</text:span><text:span text:style-name="T14"> all weapons </text:span><text:span text:style-name="T15">(if weapons are out</text:span><text:span text:style-name="T14"> </text:span><text:span text:style-name="T15">for a ram or a hyperspace jump GM sets a threashold for each weapon and rolls a d18 for each any failing rolls result in the weapon being removed.) </text:span></text:p>
      <text:p text:style-name="P32"><text:span text:style-name="T6">Main open fire – fires a specific weapon.</text:span></text:p>
      <text:p text:style-name="P32"><text:span text:style-name="T6">Bonus aim – aim a specific weapon.</text:span></text:p>
      <text:p text:style-name="P32"><text:span text:style-name="T6"/></text:p>
      <text:p text:style-name="P33"><text:span text:style-name="T6">5Senors </text:span></text:p>
      <text:p text:style-name="P33"><text:span text:style-name="T6">main scan interior – scans your ship to locate any interior threats (fires boarders and ‘loose cargo’)</text:span></text:p>
      <text:p text:style-name="P33"><text:span text:style-name="T6">main scan target – scan the other ship for things like crew count, power levels in specific systems, or remaining health.</text:span></text:p>
      <text:p text:style-name="P34"><text:span text:style-name="T6">Bonus target link – link the extra </text:span><text:span text:style-name="T17">lidar gravemetric sencors to the weapons station allowing a free action to aim a weapon.</text:span></text:p>
      <text:p text:style-name="P35"><text:soft-page-break/><text:span text:style-name="T6">Bonus helm link – link extra grav</text:span></text:p>
      <text:p text:style-name="P28"><text:span text:style-name="T6">Shuttle</text:span><text:span text:style-name="T12">(if one exists)</text:span><text:span text:style-name="T6">.</text:span></text:p>
      <text:p text:style-name="P28"><text:span text:style-name="T6">Main launch – launches a ships shuttle (shuttle can than be targeted directly killing all aboard) after 1 turn travel time can attempt to board the enemy ship to engage in single combat. </text:span></text:p>
      <text:p text:style-name="P28"><text:span text:style-name="T12">Note: if everyone leaves your ship can not make any actions </text:span></text:p>
      <text:p text:style-name="P31"><text:span text:style-name="T6">main attempt landing – take the enemy engine power and roll a d10 if the roll is lower attempt fails and shuttle remains targetable. </text:span></text:p>
      <text:p text:style-name="P31"><text:span text:style-name="T6">Bonus recall – return to the ship </text:span><text:span text:style-name="T13">(if landing attempted 1 turn travel ti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25T21:52:27.089000000</dc:date>
    <meta:editing-duration>PT1H2M19S</meta:editing-duration>
    <meta:editing-cycles>9</meta:editing-cycles>
    <meta:generator>LibreOffice/7.1.5.2$Windows_X86_64 LibreOffice_project/85f04e9f809797b8199d13c421bd8a2b025d52b5</meta:generator>
    <meta:document-statistic meta:table-count="0" meta:image-count="0" meta:object-count="0" meta:page-count="4" meta:paragraph-count="66" meta:word-count="1500" meta:character-count="8431" meta:non-whitespace-character-count="6946"/>
  </office:meta>
</office:document-meta>
</file>